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7cm" style:type="right"/>
          <style:tab-stop style:position="17.013cm" style:type="right"/>
        </style:tab-stops>
      </style:paragraph-properties>
    </style:style>
    <style:style style:name="P3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3.018cm" style:type="right"/>
          <style:tab-stop style:position="17cm" style:type="right"/>
        </style:tab-stops>
      </style:paragraph-properties>
    </style:style>
    <style:style style:name="P4" style:family="paragraph" style:parent-style-name="Header_20_left">
      <style:paragraph-properties fo:text-align="center" style:justify-single-word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Liberation Mono1" fo:font-size="10pt" style:font-size-asian="10pt" style:font-size-complex="10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Liberation Mono1" fo:font-size="10pt" style:font-size-asian="8.75pt" style:font-size-complex="10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Liberation Mono1" fo:font-size="10pt" style:font-size-asian="10.5pt" style:font-size-complex="10pt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font-size-asian="10.5pt"/>
    </style:style>
    <style:style style:name="P13" style:family="paragraph" style:parent-style-name="Text_20_body" style:master-page-name="">
      <style:paragraph-properties loext:contextual-spacing="false" fo:margin-left="0cm" fo:margin-right="0cm" fo:margin-top="0cm" fo:margin-bottom="0.247cm" fo:line-height="100%" fo:text-align="justify" style:justify-single-word="false" fo:keep-together="always" fo:text-indent="0cm" style:auto-text-indent="false" style:page-number="auto" style:shadow="none" fo:keep-with-next="always">
        <style:tab-stops>
          <style:tab-stop style:position="0.153cm"/>
        </style:tab-stops>
        <style:drop-cap/>
      </style:paragraph-properties>
    </style:style>
    <style:style style:name="P14" style:family="paragraph" style:parent-style-name="Text_20_body" style:master-page-name="">
      <style:paragraph-properties loext:contextual-spacing="false" fo:margin-left="0cm" fo:margin-right="0cm" fo:margin-top="0cm" fo:margin-bottom="0.247cm" fo:line-height="100%" fo:text-align="justify" style:justify-single-word="false" fo:keep-together="always" fo:text-indent="0cm" style:auto-text-indent="false" style:page-number="auto" style:shadow="none" fo:keep-with-next="always">
        <style:tab-stops/>
        <style:drop-cap/>
      </style:paragraph-properties>
    </style:style>
    <style:style style:name="P15" style:family="paragraph" style:parent-style-name="Text_20_body" style:master-page-name="">
      <style:paragraph-properties loext:contextual-spacing="false" fo:margin-left="0cm" fo:margin-right="0cm" fo:margin-top="0cm" fo:margin-bottom="0.247cm" fo:line-height="100%" fo:text-align="justify" style:justify-single-word="false" fo:keep-together="always" fo:text-indent="0cm" style:auto-text-indent="false" style:page-number="auto" style:shadow="none" fo:keep-with-next="always">
        <style:tab-stops/>
        <style:drop-cap/>
      </style:paragraph-properties>
      <style:text-properties style:font-name="Liberation Mono1" fo:font-size="10pt" style:font-size-asian="10pt" style:font-size-complex="10pt"/>
    </style:style>
    <style:style style:name="P16" style:family="paragraph" style:parent-style-name="Text_20_body">
      <style:paragraph-properties loext:contextual-spacing="false" fo:margin-left="0cm" fo:margin-right="0cm" fo:margin-top="0cm" fo:margin-bottom="0.247cm" fo:line-height="100%" fo:text-align="center" style:justify-single-word="false" fo:keep-together="always" fo:text-indent="0cm" style:auto-text-indent="false" style:shadow="none" fo:keep-with-next="always">
        <style:tab-stops>
          <style:tab-stop style:position="9.518cm"/>
        </style:tab-stops>
        <style:drop-cap/>
      </style:paragraph-properties>
      <style:text-properties style:font-name="Liberation Mono1" fo:font-size="10pt" style:font-size-asian="10.5pt" style:font-size-complex="10pt"/>
    </style:style>
    <style:style style:name="P17" style:family="paragraph" style:parent-style-name="Text_20_body">
      <style:paragraph-properties loext:contextual-spacing="false" fo:margin-left="0cm" fo:margin-right="0cm" fo:margin-top="0cm" fo:margin-bottom="0.247cm" fo:line-height="100%" fo:text-align="start" style:justify-single-word="false" fo:keep-together="always" fo:text-indent="0cm" style:auto-text-indent="false" style:shadow="none" fo:keep-with-next="always">
        <style:tab-stops/>
        <style:drop-cap/>
      </style:paragraph-properties>
      <style:text-properties style:font-name="Liberation Mono1" fo:font-size="10pt" style:font-size-asian="10.5pt" style:font-size-complex="10pt"/>
    </style:style>
    <style:style style:name="P18" style:family="paragraph" style:parent-style-name="Text_20_body">
      <style:paragraph-properties loext:contextual-spacing="false" fo:margin-left="0cm" fo:margin-right="0cm" fo:margin-top="0cm" fo:margin-bottom="0.247cm" fo:line-height="100%" fo:text-align="center" style:justify-single-word="false" fo:keep-together="always" fo:text-indent="0cm" style:auto-text-indent="false" style:shadow="none" fo:keep-with-next="always">
        <style:tab-stops>
          <style:tab-stop style:position="9.518cm"/>
        </style:tab-stops>
        <style:drop-cap/>
      </style:paragraph-properties>
      <style:text-properties style:font-name="Liberation Mono1" fo:font-size="10pt" style:font-size-asian="10pt" style:font-size-complex="10pt"/>
    </style:style>
    <style:style style:name="P19" style:family="paragraph" style:parent-style-name="Text_20_body">
      <style:paragraph-properties loext:contextual-spacing="false" fo:margin-left="0cm" fo:margin-right="0cm" fo:margin-top="0cm" fo:margin-bottom="0.247cm" fo:line-height="100%" fo:text-align="center" style:justify-single-word="false" fo:keep-together="always" fo:text-indent="0cm" style:auto-text-indent="false" style:shadow="none" fo:keep-with-next="always">
        <style:tab-stops>
          <style:tab-stop style:position="9.518cm"/>
        </style:tab-stops>
        <style:drop-cap/>
      </style:paragraph-properties>
      <style:text-properties style:font-name="Liberation Mono1" fo:font-size="2pt" style:font-size-asian="1.75pt" style:font-size-complex="2pt"/>
    </style:style>
    <style:style style:name="P20" style:family="paragraph" style:parent-style-name="Text_20_body">
      <style:paragraph-properties loext:contextual-spacing="false" fo:margin-left="0cm" fo:margin-right="0cm" fo:margin-top="0cm" fo:margin-bottom="0.247cm" fo:line-height="100%" fo:text-align="start" style:justify-single-word="false" fo:keep-together="always" fo:text-indent="0cm" style:auto-text-indent="false" style:shadow="none" fo:keep-with-next="always">
        <style:tab-stops>
          <style:tab-stop style:position="9.518cm"/>
        </style:tab-stops>
        <style:drop-cap/>
      </style:paragraph-properties>
      <style:text-properties style:font-name="Liberation Mono1" fo:font-size="2pt" style:font-size-asian="1.75pt" style:font-size-complex="2pt"/>
    </style:style>
    <style:style style:name="P21" style:family="paragraph" style:parent-style-name="Text_20_body">
      <style:paragraph-properties loext:contextual-spacing="false" fo:margin-left="0cm" fo:margin-right="0cm" fo:margin-top="0cm" fo:margin-bottom="0.247cm" fo:line-height="100%" fo:text-align="justify" style:justify-single-word="false" fo:keep-together="always" fo:text-indent="0cm" style:auto-text-indent="false" style:shadow="none" fo:keep-with-next="always">
        <style:tab-stops/>
        <style:drop-cap/>
      </style:paragraph-properties>
      <style:text-properties style:font-size-asian="10.5pt"/>
    </style:style>
    <style:style style:name="P22" style:family="paragraph" style:parent-style-name="Text_20_body">
      <style:paragraph-properties loext:contextual-spacing="false" fo:margin-left="0cm" fo:margin-right="0cm" fo:margin-top="0cm" fo:margin-bottom="0.247cm" fo:line-height="100%" fo:text-align="start" style:justify-single-word="false" fo:keep-together="always" fo:text-indent="0cm" style:auto-text-indent="false" style:shadow="none" fo:keep-with-next="always">
        <style:tab-stops>
          <style:tab-stop style:position="9.518cm"/>
        </style:tab-stops>
        <style:drop-cap/>
      </style:paragraph-properties>
      <style:text-properties fo:font-size="2pt" style:font-size-asian="1.75pt" style:font-size-complex="2pt"/>
    </style:style>
    <style:style style:name="P23" style:family="paragraph" style:parent-style-name="Text_20_body">
      <style:paragraph-properties loext:contextual-spacing="false" fo:margin-left="0cm" fo:margin-right="0cm" fo:margin-top="0cm" fo:margin-bottom="0.247cm" fo:line-height="100%" fo:text-align="justify" style:justify-single-word="false" fo:text-indent="0cm" style:auto-text-indent="false" style:shadow="none">
        <style:tab-stops/>
        <style:drop-cap/>
      </style:paragraph-properties>
      <style:text-properties style:font-name="Liberation Mono1" fo:font-size="10pt" style:font-size-asian="10pt" style:font-size-complex="10pt"/>
    </style:style>
    <style:style style:name="P24" style:family="paragraph" style:parent-style-name="Text_20_body">
      <style:paragraph-properties loext:contextual-spacing="false" fo:margin-left="0cm" fo:margin-right="0cm" fo:margin-top="0cm" fo:margin-bottom="0.247cm" fo:line-height="100%" fo:text-align="start" style:justify-single-word="false" fo:text-indent="0cm" style:auto-text-indent="false" style:shadow="none">
        <style:tab-stops/>
        <style:drop-cap/>
      </style:paragraph-properties>
      <style:text-properties style:font-name="Liberation Mono1" fo:font-size="10pt" style:font-size-asian="10pt" style:font-size-complex="10pt"/>
    </style:style>
    <style:style style:name="P25" style:family="paragraph" style:parent-style-name="Text_20_body">
      <style:paragraph-properties loext:contextual-spacing="false" fo:margin-left="0cm" fo:margin-right="0cm" fo:margin-top="0cm" fo:margin-bottom="0.247cm" fo:line-height="100%" fo:text-align="justify" style:justify-single-word="false" fo:text-indent="0cm" style:auto-text-indent="false" style:shadow="none">
        <style:tab-stops/>
        <style:drop-cap/>
      </style:paragraph-properties>
      <style:text-properties style:font-name="Liberation Mono1" fo:font-size="10pt" style:font-size-asian="10.5pt" style:font-size-complex="10pt"/>
    </style:style>
    <style:style style:name="P26" style:family="paragraph" style:parent-style-name="Text_20_body">
      <style:paragraph-properties loext:contextual-spacing="false" fo:margin-left="0cm" fo:margin-right="0cm" fo:margin-top="0cm" fo:margin-bottom="0.247cm" fo:line-height="100%" fo:text-align="justify" style:justify-single-word="false" fo:text-indent="0cm" style:auto-text-indent="false" style:shadow="none">
        <style:tab-stops>
          <style:tab-stop style:position="0.153cm"/>
        </style:tab-stops>
        <style:drop-cap/>
      </style:paragraph-properties>
    </style:style>
    <style:style style:name="P27" style:family="paragraph" style:parent-style-name="Text_20_body">
      <style:paragraph-properties loext:contextual-spacing="false" fo:margin-left="0cm" fo:margin-right="0cm" fo:margin-top="0cm" fo:margin-bottom="0.247cm" fo:line-height="100%" fo:text-align="justify" style:justify-single-word="false" fo:text-indent="0cm" style:auto-text-indent="false" style:shadow="none">
        <style:tab-stops/>
        <style:drop-cap/>
      </style:paragraph-properties>
      <style:text-properties style:font-size-asian="10pt"/>
    </style:style>
    <style:style style:name="P28" style:family="paragraph" style:parent-style-name="Text_20_body" style:master-page-name="">
      <style:paragraph-properties loext:contextual-spacing="false" fo:margin-left="0cm" fo:margin-right="0cm" fo:margin-top="0cm" fo:margin-bottom="0.102cm" fo:line-height="100%" fo:text-align="center" style:justify-single-word="false" fo:text-indent="0cm" style:auto-text-indent="false" style:page-number="auto"/>
    </style:style>
    <style:style style:name="P29" style:family="paragraph" style:parent-style-name="Table_20_Contents">
      <style:paragraph-properties loext:contextual-spacing="false" fo:margin-left="0cm" fo:margin-right="0cm" fo:margin-top="0cm" fo:margin-bottom="0.102cm" fo:line-height="100%" fo:text-align="justify" style:justify-single-word="false" fo:text-indent="0cm" style:auto-text-indent="false"/>
    </style:style>
    <style:style style:name="P30" style:family="paragraph" style:parent-style-name="Table_20_Contents">
      <style:paragraph-properties loext:contextual-spacing="false" fo:margin-left="0cm" fo:margin-right="0cm" fo:margin-top="0cm" fo:margin-bottom="0.102cm" fo:line-height="100%" fo:text-align="center" style:justify-single-word="false" fo:text-indent="0cm" style:auto-text-indent="false"/>
    </style:style>
    <style:style style:name="P31" style:family="paragraph" style:parent-style-name="Text_20_body">
      <style:paragraph-properties fo:text-align="center" style:justify-single-word="false"/>
    </style:style>
    <style:style style:name="P32" style:family="paragraph" style:parent-style-name="Text_20_body">
      <style:text-properties fo:font-weight="normal" style:font-weight-asian="normal" style:font-weight-complex="normal"/>
    </style:style>
    <style:style style:name="P33" style:family="paragraph" style:parent-style-name="Text_20_body">
      <style:paragraph-properties fo:text-align="justify" style:justify-single-word="false"/>
    </style:style>
    <style:style style:name="P34" style:family="paragraph" style:parent-style-name="Text_20_body">
      <style:text-properties fo:font-weight="bold" style:font-weight-asian="bold" style:font-weight-complex="bold"/>
    </style:style>
    <style:style style:name="P35" style:family="paragraph" style:parent-style-name="Text_20_body">
      <style:text-properties style:font-name="Liberation Mono1" fo:font-size="10pt" style:font-size-asian="10pt" style:font-size-complex="10pt"/>
    </style:style>
    <style:style style:name="P36" style:family="paragraph" style:parent-style-name="Text_20_body">
      <style:paragraph-properties fo:text-align="center" style:justify-single-word="false"/>
      <style:text-properties style:font-name="Liberation Mono1" fo:font-size="10pt" style:font-size-asian="10pt" style:font-size-complex="10pt"/>
    </style:style>
    <style:style style:name="P37" style:family="paragraph" style:parent-style-name="Text_20_body">
      <style:paragraph-properties fo:text-align="start" style:justify-single-word="false"/>
      <style:text-properties style:font-name="Liberation Mono1" fo:font-size="10pt" style:font-size-asian="10pt" style:font-size-complex="10pt"/>
    </style:style>
    <style:style style:name="P38" style:family="paragraph" style:parent-style-name="Text_20_body">
      <style:paragraph-properties fo:text-align="start" style:justify-single-word="false"/>
    </style:style>
    <style:style style:name="P39" style:family="paragraph" style:parent-style-name="Text_20_body">
      <style:paragraph-properties loext:contextual-spacing="false" fo:margin-left="1.251cm" fo:margin-right="0cm" fo:margin-top="0cm" fo:margin-bottom="0.247cm" fo:line-height="100%" fo:text-align="justify" style:justify-single-word="false" fo:text-indent="0cm" style:auto-text-indent="false" style:shadow="none">
        <style:tab-stops>
          <style:tab-stop style:position="0.153cm"/>
        </style:tab-stops>
        <style:drop-cap/>
      </style:paragraph-properties>
      <style:text-properties style:font-name="Liberation Mono1" fo:font-size="10pt" style:font-size-asian="10pt" style:font-size-complex="10pt"/>
    </style:style>
    <style:style style:name="P40" style:family="paragraph" style:parent-style-name="Text_20_body">
      <style:paragraph-properties fo:margin-left="1.251cm" fo:margin-right="0cm" fo:text-indent="0.61cm" style:auto-text-indent="false"/>
    </style:style>
    <style:style style:name="P41" style:family="paragraph" style:parent-style-name="Text_20_body">
      <style:paragraph-properties fo:margin-left="1.251cm" fo:margin-right="0cm" fo:text-indent="0.61cm" style:auto-text-indent="false"/>
      <style:text-properties style:font-name="Liberation Mono1" fo:font-size="10pt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2pt" style:font-size-asian="1.75pt" style:font-size-complex="2pt"/>
    </style:style>
    <style:style style:name="P43" style:family="paragraph" style:parent-style-name="Text_20_body" style:list-style-name="L1"/>
    <style:style style:name="P44" style:family="paragraph" style:parent-style-name="Text_20_body" style:list-style-name="L2"/>
    <style:style style:name="P45" style:family="paragraph" style:parent-style-name="Text_20_body" style:list-style-name="L3"/>
    <style:style style:name="P46" style:family="paragraph" style:parent-style-name="Text_20_body" style:list-style-name="L4"/>
    <style:style style:name="P47" style:family="paragraph" style:parent-style-name="Text_20_body" style:list-style-name="L5"/>
    <style:style style:name="P48" style:family="paragraph" style:parent-style-name="Text_20_body" style:list-style-name="L6"/>
    <style:style style:name="P49" style:family="paragraph" style:parent-style-name="Text_20_body" style:list-style-name="L7"/>
    <style:style style:name="P50" style:family="paragraph" style:parent-style-name="Text_20_body" style:list-style-name="L8">
      <style:paragraph-properties fo:text-align="justify" style:justify-single-word="false"/>
    </style:style>
    <style:style style:name="P51" style:family="paragraph" style:parent-style-name="Text_20_body" style:list-style-name="L9"/>
    <style:style style:name="P52" style:family="paragraph" style:parent-style-name="Text_20_body" style:list-style-name="L10"/>
    <style:style style:name="P53" style:family="paragraph" style:parent-style-name="Text_20_body" style:list-style-name="L11"/>
    <style:style style:name="P54" style:family="paragraph" style:parent-style-name="Text_20_body" style:list-style-name="L12"/>
    <style:style style:name="P55" style:family="paragraph" style:parent-style-name="Text_20_body" style:list-style-name="L13"/>
    <style:style style:name="P56" style:family="paragraph" style:parent-style-name="Text_20_body" style:list-style-name="L14"/>
    <style:style style:name="P57" style:family="paragraph" style:parent-style-name="Text_20_body" style:list-style-name="L15"/>
    <style:style style:name="P58" style:family="paragraph" style:parent-style-name="Text_20_body" style:list-style-name="L16">
      <style:paragraph-properties fo:text-align="start" style:justify-single-word="false"/>
    </style:style>
    <style:style style:name="P59" style:family="paragraph" style:parent-style-name="Text_20_body" style:list-style-name="L17"/>
    <style:style style:name="P60" style:family="paragraph" style:parent-style-name="Text_20_body" style:list-style-name="L18"/>
    <style:style style:name="P61" style:family="paragraph" style:parent-style-name="Text_20_body" style:list-style-name="L19"/>
    <style:style style:name="P62" style:family="paragraph" style:parent-style-name="Text_20_body" style:list-style-name="L20"/>
    <style:style style:name="P63" style:family="paragraph" style:parent-style-name="Text_20_body" style:list-style-name="L21"/>
    <style:style style:name="P64" style:family="paragraph" style:parent-style-name="Text_20_body" style:list-style-name="L22"/>
    <style:style style:name="P65" style:family="paragraph" style:parent-style-name="Text_20_body" style:list-style-name="L23"/>
    <style:style style:name="P66" style:family="paragraph" style:parent-style-name="Text_20_body" style:list-style-name="L12" style:master-page-name="">
      <style:paragraph-properties loext:contextual-spacing="false" fo:margin-left="1.27cm" fo:margin-right="0cm" fo:margin-top="0cm" fo:margin-bottom="0.247cm" fo:line-height="100%" fo:text-align="justify" style:justify-single-word="false" fo:keep-together="always" fo:text-indent="-0.635cm" style:auto-text-indent="false" style:page-number="auto" style:shadow="none" fo:keep-with-next="always">
        <style:tab-stops/>
        <style:drop-cap/>
      </style:paragraph-properties>
    </style:style>
    <style:style style:name="P67" style:family="paragraph" style:parent-style-name="Heading_20_1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Mono1"/>
    </style:style>
    <style:style style:name="T4" style:family="text">
      <style:text-properties style:font-name="Liberation Mono1" fo:font-size="10pt" style:font-size-complex="10pt"/>
    </style:style>
    <style:style style:name="T5" style:family="text">
      <style:text-properties style:font-name="Liberation Mono1" fo:font-size="10pt" style:font-size-asian="10pt" style:font-size-complex="10pt"/>
    </style:style>
    <style:style style:name="T6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Liberation Mono1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Liberation Mono1" fo:font-weight="bold" style:font-weight-asian="bold" style:font-weight-complex="bold"/>
    </style:style>
    <style:style style:name="T9" style:family="text">
      <style:text-properties style:font-name="Liberation Serif1"/>
    </style:style>
    <style:style style:name="T10" style:family="text">
      <style:text-properties style:font-size-asian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oto"/>
      </text:sequence-decls>
      <text:h text:style-name="P67" text:outline-level="1"><text:bookmark-start text:name="__RefHeading__188360_359546015"/>Problemas y soluciones<text:bookmark-end text:name="__RefHeading__188360_359546015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left="0cm" fo:margin-right="0cm" fo:margin-top="0cm" fo:margin-bottom="0.102cm" fo:line-height="100%" fo:text-align="justify" style:justify-single-word="false" fo:text-indent="0.508cm" style:auto-text-indent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ratula" style:family="paragraph" style:parent-style-name="Standard" style:auto-update="true" style:master-page-name="">
      <style:paragraph-properties fo:text-align="start" style:justify-single-word="false" style:page-number="auto" style:shadow="none" style:vertical-align="middle">
        <style:tab-stops/>
      </style:paragraph-properties>
      <style:text-properties fo:font-size="16pt" style:font-size-asian="10.5pt"/>
    </style:style>
    <style:style style:name="caratula-contenido" style:family="paragraph" style:parent-style-name="caratula-titulo"/>
    <style:style style:name="caratula-titulo" style:family="paragraph" style:parent-style-name="Caratula" style:next-style-name="caratula-contenido" style:auto-update="true" style:master-page-name="">
      <style:paragraph-properties fo:text-align="center" style:justify-single-word="false" style:page-number="auto"/>
      <style:text-properties fo:font-size="24pt" fo:font-weight="bold" style:font-size-asian="10.5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.432cm" fo:margin-bottom="0.254cm" style:page-number="auto" fo:break-before="page" style:shadow="none">
        <style:tab-stops/>
      </style:paragraph-properties>
      <style:text-properties fo:font-size="130%" fo:font-weight="bold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style:paragraph-properties loext:contextual-spacing="true" fo:margin-left="0cm" fo:margin-right="0cm" fo:margin-top="0.101cm" fo:margin-bottom="0.101cm" fo:line-height="100%" fo:text-align="center" style:justify-single-word="false" fo:text-indent="0cm" style:auto-text-indent="false" style:page-number="auto"/>
    </style:style>
    <style:style style:name="Drawing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Contents_20_1" style:default-outline-level="" style:list-style-name="" style:class="index" style:master-page-name="">
      <style:paragraph-properties style:page-number="auto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600"/>
    </style:style>
    <style:style style:name="Illustration_20_Index_20_1" style:display-name="Illustration Index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8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loext:contextual-spacing="false" fo:margin-top="0.106cm" fo:margin-bottom="0.106cm" style:page-number="auto" style:shadow="non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11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11cm" style:type="right" style:leader-style="dotted" style:leader-text="."/>
        </style:tab-stops>
      </style:paragraph-properties>
    </style:style>
    <style:style style:name="resumen" style:family="paragraph" style:parent-style-name="Text_20_body" style:class="text" style:master-page-name="">
      <style:paragraph-properties loext:contextual-spacing="false" fo:margin-left="2.54cm" fo:margin-right="2.54cm" fo:margin-top="0cm" fo:margin-bottom="0.247cm" fo:line-height="120%" fo:text-align="justify" style:justify-single-word="false" fo:text-indent="0cm" style:auto-text-indent="false" style:page-number="auto" style:shadow="none">
        <style:tab-stops/>
      </style:paragraph-properties>
      <style:text-properties fo:font-size="12pt" style:font-size-asian="12pt" style:font-size-complex="12pt"/>
    </style:style>
    <style:style style:name="encabezado_20_7_20_-_20_mio" style:display-name="encabezado 7 - mio" style:family="paragraph" style:parent-style-name="Heading_20_7" style:default-outline-level="" style:list-style-name="" style:class="text">
      <style:text-properties style:font-weight-complex="600"/>
    </style:style>
    <style:style style:name="contenido_20_-_20_mono" style:display-name="contenido - mono" style:family="paragraph" style:next-style-name="Text_20_body" style:master-page-name="">
      <style:paragraph-properties style:page-number="auto"/>
      <style:text-properties style:font-name="Liberation Mono" style:font-size-asian="10.5pt"/>
    </style:style>
    <style:style style:name="encabezado-resumen" style:family="paragraph" style:parent-style-name="Heading" style:class="text">
      <style:paragraph-properties fo:text-align="center" style:justify-single-word="false"/>
    </style:style>
    <style:style style:name="Encabezado_20_1_20_-_20_no_20_numerado" style:display-name="Encabezado 1 - no numerado" style:family="paragraph" style:parent-style-name="Heading_20_1" style:next-style-name="Text_20_body" style:auto-update="true" style:default-outline-level="1" style:list-style-name="" style:master-page-name="">
      <style:paragraph-properties style:page-number="auto">
        <style:tab-stops/>
      </style:paragraph-properties>
    </style:style>
    <style:style style:name="Illustration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Apendice" style:family="paragraph" style:parent-style-name="Encabezado_20_1_20_-_20_no_20_numerado" style:auto-update="true" style:list-style-name="Numbering_20_4" style:master-page-name="Standard">
      <style:paragraph-properties style:page-number="1" fo:break-before="auto" fo:break-after="auto">
        <style:tab-stops/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Foto" style:family="paragraph" style:parent-style-name="Caption"/>
    <style:style style:name="Apendice_20_-_20_Encabezado_20_2" style:display-name="Apendice - Encabezado 2" style:family="paragraph" style:parent-style-name="Heading_20_2" style:default-outline-level="1" style:list-style-name="Numbering_20_1" style:master-page-name="">
      <style:paragraph-properties style:page-number="auto" style:shadow="none" text:number-lines="true" text:line-number="1">
        <style:tab-stops/>
      </style:paragraph-properties>
      <style:text-properties style:font-weight-complex="600"/>
    </style:style>
    <style:style style:name="Apendice_20_-_20_Encaezado_20_3" style:display-name="Apendice - Encaezado 3" style:family="paragraph" style:parent-style-name="Heading_20_3" style:default-outline-level="3" style:list-style-name="Numbering_20_1" style:master-page-name="">
      <style:paragraph-properties style:page-number="auto" style:shadow="none">
        <style:tab-stops/>
      </style:paragraph-properties>
      <style:text-properties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agen" style:family="paragraph" style:parent-style-name="Text_20_body" style:master-page-name="">
      <style:paragraph-properties loext:contextual-spacing="true" fo:margin-left="0cm" fo:margin-right="0cm" fo:margin-top="0.499cm" fo:margin-bottom="0.499cm" fo:text-align="center" style:justify-single-word="false" fo:text-indent="0cm" style:auto-text-indent="false" style:page-number="auto" style:shadow="none">
        <style:tab-stops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loque_20_de_20_código" style:display-name="bloque de código" style:family="paragraph" style:parent-style-name="Text_20_body" style:list-style-name="" style:master-page-name="">
      <style:paragraph-properties loext:contextual-spacing="true" fo:margin-left="1cm" fo:margin-right="1cm" fo:margin-top="0cm" fo:margin-bottom="0cm" fo:line-height="100%" fo:text-align="justify" style:justify-single-word="false" fo:keep-together="always" fo:text-indent="0cm" style:auto-text-indent="false" style:page-number="auto" fo:background-color="#dddddd" fo:padding="0cm" fo:border="none" style:shadow="none" fo:keep-with-next="always">
        <style:tab-stops>
          <style:tab-stop style:position="2.196cm"/>
          <style:tab-stop style:position="2.884cm"/>
          <style:tab-stop style:position="4.286cm"/>
          <style:tab-stop style:position="14.499cm"/>
        </style:tab-stops>
        <style:background-image/>
      </style:paragraph-properties>
      <style:text-properties style:font-name="Liberation Mono" fo:font-size="10pt" style:font-size-asian="10.5pt"/>
    </style:style>
    <style:style style:name="contenido_20_mono_20_en_20_tabla" style:display-name="contenido mono en tabla" style:family="paragraph" style:parent-style-name="contenido_20_-_20_mono" style:master-page-name="">
      <style:paragraph-properties style:page-number="auto" style:shadow="none">
        <style:tab-stops/>
      </style:paragraph-properties>
      <style:text-properties style:font-size-asian="10.5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código" style:family="text">
      <style:text-properties style:font-name="Liberation Mono" fo:font-size="10pt" style:font-size-asian="10.5pt"/>
    </style:style>
    <style:style style:name="Frame" style:family="graphic" style:auto-update="true">
      <style:graphic-properties text:anchor-type="page" svg:x="0cm" svg:y="0cm" fo:margin-left="2cm" fo:margin-right="2cm" fo:margin-top="2cm" fo:margin-bottom="2cm" style:wrap="parallel" style:number-wrapped-paragraphs="no-limit" style:wrap-contour="true" style:wrap-contour-mode="outside" style:vertical-pos="from-top" style:vertical-rel="page-content" style:horizontal-pos="from-left" style:horizontal-rel="page-content" fo:padding="0.199cm" fo:border-left="none" fo:border-right="none" fo:border-top="none" fo:border-bottom="0.002cm solid #000000" style:shadow="none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Frame">
      <style:graphic-properties svg:width="16.025cm" style:rel-width="94%" svg:height="22.315cm" fo:min-height="86%" text:anchor-type="as-char" svg:x="0.811cm" svg:y="-12.972cm" fo:margin-left="0.201cm" fo:margin-right="0.201cm" fo:margin-top="0.201cm" fo:margin-bottom="0.201cm" style:vertical-pos="middle" style:vertical-rel="baseline" style:horizontal-pos="from-left" style:horizontal-rel="paragraph" fo:padding="0.15cm" fo:border="0.002cm solid #000000" style:shadow="none" loext:rel-width-rel="paragraph" loext:rel-height-rel="pag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prefix="Apéndice " style:num-format="A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7cm" style:type="right"/>
          <style:tab-stop style:position="17.013cm" style:type="right"/>
        </style:tab-stops>
      </style:paragraph-properties>
    </style:style>
    <style:style style:name="MP3" style:family="paragraph" style:parent-style-name="Header_20_left">
      <style:paragraph-properties fo:text-align="center" style:justify-single-word="false"/>
    </style:style>
    <style:style style:name="M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3.018cm" style:type="right"/>
          <style:tab-stop style:position="17cm" style:type="right"/>
        </style:tab-stops>
      </style:paragraph-properties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eingeniería de torno CNC</text:p>
      </style:header>
      <style:footer>
        <text:p text:style-name="MP2"><text:tab/>Naranjo Manuel Francisco N-0621/1<text:tab/>Página <text:page-number text:select-page="current">2</text:page-number></text:p>
      </style:footer>
    </style:master-page>
    <style:master-page style:name="Index" style:page-layout-name="Mpm2">
      <style:header>
        <text:p text:style-name="MP3">Reingenería de torno CNC</text:p>
      </style:header>
      <style:footer>
        <text:p text:style-name="MP4"><text:tab/>Naranjo Manuel Francisco N-0621/1<text:tab/><text:tab/>Página <text:page-number style:num-format="i" text:select-page="current"/>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uel Naranjo</meta:initial-creator>
    <meta:creation-date>2014-10-11T09:26:37.746486623</meta:creation-date>
    <dc:date>2015-02-22T13:27:54</dc:date>
    <meta:editing-duration>P3DT16H40M44S</meta:editing-duration>
    <meta:editing-cycles>241</meta:editing-cycles>
    <meta:generator>OpenOffice/4.1.1$Unix OpenOffice.org_project/411m6$Build-9775</meta:generator>
    <meta:document-statistic meta:table-count="0" meta:image-count="0" meta:object-count="0" meta:page-count="1" meta:paragraph-count="5" meta:word-count="23" meta:character-count="159"/>
  </office:meta>
</office:document-meta>
</file>